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948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-quo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saleMaterialistaDiccionarioLengu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Bru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llo1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elloAnivers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oEducac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oMemoriaCorrespondienteCur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oProso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lloSocie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oYGarcM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jaminDestruc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bruj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tierCultu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tz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vezProlo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lturalChar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r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nandez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eyRousseauReceptionEpicurean2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leyRousseauRefinedEpicureanism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tadoYMuñ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sbrunerPettyCapitalismSpanish1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Kra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au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asa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arteValcar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pezPal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öw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zanoYLoz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uces1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rc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coyVia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yVoy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dra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br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erChar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EAu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Eauto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EBru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olucionesChar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18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d18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d18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d1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Parti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drigu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odrígue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driguez1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odríguez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dríguez18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odriguez18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Rodríguez1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odriguez18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odríguez1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driguezBoliv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driguezVicon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jasOlay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tk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RotkerCarcaj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uss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c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armien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mientoEducacionPopular1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ianoTid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zia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ribeAng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ibeangelLibertadorSuAyo1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lay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raDecolon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zekSublim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list-quotes'.A1:'list-quotes'.B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6:11:12.475080429</dc:date>
    <meta:editing-duration>PT24M50S</meta:editing-duration>
    <meta:editing-cycles>3</meta:editing-cycles>
    <meta:generator>LibreOffice/7.4.6.2$Linux_X86_64 LibreOffice_project/40$Build-2</meta:generator>
    <meta:document-statistic meta:table-count="1" meta:cell-count="150" meta:object-count="0"/>
  </office:meta>
</office:document-meta>
</file>